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Service Container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Što je service?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" text:id="id1">PHP objekt koji obavlja neki "globalni" zadatak</text:p>
                <text:list>
                  <text:list-item>
                    <text:p xml:id="id2" text:id="id2">slanje mailova, sms-ova</text:p>
                  </text:list-item>
                  <text:list-item>
                    <text:p xml:id="id3" text:id="id3">spremanje objekta u bazu</text:p>
                  </text:list-item>
                  <text:list-item>
                    <text:p xml:id="id4" text:id="id4">neka twig ekstenzija</text:p>
                  </text:list-item>
                  <text:list-item>
                    <text:p xml:id="id5" text:id="id5">generiranje URL-a</text:p>
                  </text:list-item>
                  <text:list-item>
                    <text:p xml:id="id6" text:id="id6">servis za slanje newslettera</text:p>
                  </text:list-item>
                  <text:list-item>
                    <text:p xml:id="id7" text:id="id7">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ervice Contain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8" text:id="id8">ili <text:a xlink:href="http://symfony.com/doc/current/service_container.html#what-is-a-service-container" xlink:type="simple">Dependency Injection Container</text:a></text:p>
              </text:list-item>
              <text:list-item>
                <text:p xml:id="id9" text:id="id9">PHP objekt čija je odgovornost instanciranje servisa</text:p>
              </text:list-item>
              <text:list-item>
                <text:p xml:id="id10" text:id="id10">Prednosti:</text:p>
                <text:list>
                  <text:list-item>
                    <text:p xml:id="id11" text:id="id11">konfiguracija servisa je na jednom mjestu, umjesto da je razbacana po aplikaciji</text:p>
                  </text:list-item>
                  <text:list-item>
                    <text:p xml:id="id12" text:id="id12">pojednostavljuje korištenje servisa</text:p>
                  </text:list-item>
                  <text:list-item>
                    <text:p xml:id="id13" text:id="id13">smanjuje coupl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Dependency injection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4" text:id="id14">Ukratko: objekt dobiva vrijednosti svojih property-ja (instance varijabli) izvana:</text:p>
            <text:list text:style-name="L2">
              <text:list-item>
                <text:p xml:id="id15" text:id="id15">preko konstruktora (preferirani način)</text:p>
              </text:list-item>
              <text:list-item>
                <text:p xml:id="id16" text:id="id16">preko setter metoda</text:p>
              </text:list-item>
            </text:list>
            <text:p xml:id="id17" text:id="id17">Prednosti:</text:p>
            <text:list text:continue-numbering="true" text:style-name="L2">
              <text:list-item>
                <text:p xml:id="id18" text:id="id18">Lakše testiranje</text:p>
              </text:list-item>
              <text:list-item>
                <text:p xml:id="id19" text:id="id19">Objekt nije odgovoran za inicijalizaciju svojih dependency-ja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ervice Container - konfiguraci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20" text:id="id20">Symfony service container podržava tri načina <text:a xlink:href="http://symfony.com/doc/current/service_container.html#creating-configuring-services-in-the-container" xlink:type="simple">konfiguracije</text:a>:</text:p>
            <text:list text:style-name="L2">
              <text:list-item>
                <text:p xml:id="id21" text:id="id21">YAML</text:p>
              </text:list-item>
              <text:list-item>
                <text:p xml:id="id22" text:id="id22">XML</text:p>
              </text:list-item>
              <text:list-item>
                <text:p xml:id="id23" text:id="id23">PHP</text:p>
              </text:list-item>
            </text:list>
            <text:p xml:id="id24" text:id="id24">Konfiguracija servisa je kod instalacije Symfony-ja u app/config/services.yml</text:p>
            <text:list text:continue-numbering="true" text:style-name="L2">
              <text:list-item>
                <text:p xml:id="id25" text:id="id25">Dobra praksa je definirati servise <text:a xlink:href="http://symfony.com/doc/current/bundles/extension.html" xlink:type="simple">unutar bundle-a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Konfiguracija servisa preko XML-a</text:p>
          </draw:text-box>
        </draw:frame>
        <draw:frame presentation:style-name="pr4" draw:layer="layout" svg:width="31.8cm" svg:height="20cm" svg:x="1.8cm" svg:y="4.6cm" presentation:class="outline" presentation:user-transformed="true">
          <draw:text-box>
            <text:list text:style-name="L2">
              <text:list-item>
                <text:p>Za Booking aplikaciju ćemo definirati konfiguraciju unutar AppBundle-a u XML file-u (<text:a xlink:href="http://symfony.com/doc/current/bundles/extension.html" xlink:type="simple">upute</text:a>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s://en.wikipedia.org/wiki/Service-oriented_architecture" xlink:type="simple">Service Oriented Architecture</text:a></text:p>
              </text:list-item>
              <text:list-item>
                <text:p><text:a xlink:href="http://www.jamesshore.com/Blog/Dependency-Injection-Demystified.html" xlink:type="simple">Dependency Injection Demystified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65</meta:editing-cycles>
    <meta:editing-duration>PT22H57M15S</meta:editing-duration>
    <meta:generator>LibreOffice/5.1.5.2$Windows_x86 LibreOffice_project/7a864d8825610a8c07cfc3bc01dd4fce6a9447e5</meta:generator>
    <dc:title>PHP Akademija template v4</dc:title>
    <dc:date>2016-12-14T16:12:36.036000000</dc:date>
    <meta:document-statistic meta:object-count="66"/>
  </office:meta>
</office:document-meta>
</file>